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text-properties fo:font-size="12pt" style:font-size-asian="12pt" style:font-size-complex="12pt"/>
    </style:style>
    <style:style style:name="P3" style:family="paragraph" style:parent-style-name="Standard">
      <style:paragraph-properties fo:margin-top="0cm" fo:margin-bottom="0cm" loext:contextual-spacing="false" fo:text-align="justify" style:justify-single-word="false"/>
      <style:text-properties fo:font-size="12pt" style:font-size-asian="12pt" style:font-size-complex="12pt"/>
    </style:style>
    <style:style style:name="T1"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kowski Pony Meet 12.4, który odbył się 15 października 2016 roku uważam za wydarzene udane. Zacznijmy jednak od początku. Do Krakowa dojechałem wraz z Macterem i grupą znajomych z Wielkopolski przed siódmą rano (spotkaliśmy się już w pociągu). Po zjedzeniu śniadania na dworcu wyruszyliśmy do miejsca, w którym odbywała się impreza. </text:p>
      <text:p text:style-name="P3">Dojazd okazał się bardzo dogodny, bo spod krakowskiego dworca kolejowego zajmował jedynie ok. 20 minut autobusem. Miejscówką okazał się duży zespół szkół, w którym do swojej dyspozycji mieliśmy znajdujące się w piwnicy pomieszczenia klubu seniora. Do naszej dyspozycji były trzy trzy małe sale, jedna duża, obszerny korytarz i toalety, w których o dziwo przez cały dzień był papier toaletowy. </text:p>
      <text:p text:style-name="P3">Wprawdzie oficjalne otwarcie zapowiedziane było na godzinę dziesiątą, jednak my znaleźliśmy się na miejscu już o ósmej. Akredytacja o tej porze oczywiście jeszcze nie działała, ale drzwi były otwarte, a wewnątrz powitała nas ekipa organizatorów.</text:p>
      <text:p text:style-name="P3">Meet dla mnie rozpoczął się od pomocy jednemu ze znajomych w rozłożeniu jego stoiska z pluszakami na sprzedaż (tym razem w ofercie oprócz kuców miał również postacie z anime, co jest jednym z wielu znaków na niebie i ziemi, że fandom umiera). </text:p>
      <text:p text:style-name="P3">Po ogarnięciu spraw logistycznych wyruszyliśmy z Macterem na miasto w poszukiwaniu bankomatu, dzięki czemu mogliśmy w pełni docenić to, jak korzystna jest lokacja meeta: w pobliżu naliczyliśmy trzy szpitale i kilka aptek, a w razie czego krakowskie Błonia stanowiły doskonałe miejsce na ustawkę. </text:p>
      <text:p text:style-name="P3">Kiedy wróciliśmy, okazało się, że akredytacja nadal nie działa, ale za to działa bramka i pod szkołą zebrała się spora grupa ludzi czekających na wejście. </text:p>
      <text:p text:style-name="P3">Widząc to, zdecydowaliśmy się przyjąć znaną z filmu „Rejs” taktykę „służbowo, na statek” i wejść do środka ignorując osoby pilnujące drzwi. Udało się.</text:p>
      <text:p text:style-name="P3">W końcu jednak akredytacja ruszyła. Przebiegała sprawnie dzięki użyciu aplikacji skanującej kody QR z biletów, co jest chyba nowością na polskich meetach.</text:p>
      <text:p text:style-name="P3">Ceremonia otwarcia rozpoczęła się punktualnie i była poprowadzona sprawnie i z humorem. Zdecydowanie na plus. </text:p>
      <text:p text:style-name="P3">Pierwszą prelekcją, na którą poszedłem, była prelekcja Spidiego o ciekawostkach kanonu. Mogliśmy na niej usłyszeć o różnych na pozór oczywistych detalach, na które zwykle się nie zwraca uwagi, jak np.: to, że w całym serialu ani razu nie pojawiają się kuce w skarpetkach (co zaskakuje w zestawieniu z tym, że skarpetki na kuczych nogach są popularnym fandomowym fetyszem), albo dowiedzieć się ile jednorożców straciło swoje rogi. Muszę przyznać, że kiedy Spidi nie gada o Kryształowym Oblężeniu, jest całkiem niezłym prelegentem. Prelekcja była prowadzona dynamicznie i na wesoło, żadnemu z tematów nie zostało poświęcone nadmiernie dużo czasu, dzięki czemu słuchacze się nie nudzili, a prowadzący odpowiadał na uwagi publiczności. Co dziwne, poziom hiperanalizy nie przekroczył granic krytycznych a mówca faktycznie trzymał się tego co jest w kanonie. </text:p>
      <text:p text:style-name="P3">Po prelekcji Spidiego poszedłem jeść i tu wielki plus dla organizatorów: Catering na terenie meeta. Oprócz typowych stoisk z pluszakami, czy przypinkami, było też stoisko, na którym można było kupić kanapki, kawę, herbatę, a nawet talerz żurku. <text:soft-page-break/>Chciałbym widzieć coś takiego na każdym meecie i konwencie, gdyż szukanie paszy na mieście bywa uciążliwe i czasochłonne.</text:p>
      <text:p text:style-name="P3">Z pełnym żołądkiem udałem się do art roomu na prezentację o inspiracjach w tworzeniu postaci prowadzoną przez Lucyfer i Pingwinową. Prowadzące pokazały, jak można wymyślić kolorystykę, czy fryzurę kucyka inspirując się zdjęciami, przedmiotami codziennego użytku, czy artami niezwiązanymi z kucykami, a także jak dobierać kolory, żeby nie raniły oczu. Pewnym minusem prelekcji było to, że chociaż trwała godzinę, to po pół godziny autorkom skończyły się materiały i rozpoczęła się wolna dyskusja. </text:p>
      <text:p text:style-name="P3">Później pozostałem w art roomie na prowadzonej przez Ailish prelekcji o złych postaciach. Ailish pokazywała, jak przy pomocy designu kucyka oddać jego charakter, czyli nie tylko to, że jest zły, ale także to, z jakim rodzajem zła ma się kojarzyć. Zobaczyliśmy, w jaki sposób osiągnięto to, że na przykład wygląd Chrysalis kojarzy się z rozkładem i zepsuciem a Sombry z władzą i terrorem. Na zakończenie znalazł się akcent humorystyczny w postaci złych OC, które miały demonstrować jak nie należy robić postaci o złowrogim charakterze. Prelekcję oceniam bardzo dobrze. Prowadząca angażowała publiczność, ale nie przerzuciła na nią ciężaru jej prowadzenia a sama tematyka była interesująca.</text:p>
      <text:p text:style-name="P3">Po chwili odpoczynku udałem się na prelekcję Adalbertusa i Gonedreamer o tworzeniu postaci pod kątem gier RPG i fanfików. W czasie półtoragodzinnego wystąpienia autorzy omówili typowe role fabularne, które postać może przyjmować i różne sposoby na nadanie bohaterom indywidualnego charakteru, a przy okazji jak uniknąć zrobienia ze swojej postaci Mary Sue. Dla mnie była to całkiem spora garść przydatnych informacji. </text:p>
      <text:p text:style-name="P3">Wydarzeniem zamykającym meeta była aukcja na rzecz schroniska dla zwierząt. Kupujący okazali się całkiem hojni, gdyż na przykład wielki obrazek przedstawiający Fluttershy sprzedano za 250 zł. Wszystkie przedmioty poszły moim zdaniem powyżej swojej wartości, co jest bardzo pozytywne, bo w końcu to aukcja charytatywna, ale rekord należy do nadgryzionego przez prowadzącego jabłka, które ktoś kupił za 25 złotych. Ogółem zebrano nieco ponad tysiąc złotych.</text:p>
      <text:p text:style-name="P3">Po wykonaniu pamiątkowego zdjęcia uczestnicy meeta przenieśli się do pubu o nazwie „W Cieniu Szkieletora” gdzie zabawa i integracja trwała co najmniej do drugiej w nocy (kiedy wraz ze znajomymi opuszczaliśmy lokal, nie byliśmy ostatni). Pub ten jest całkiem przyjemnym miejscem o postapokaliptycznym wystroju nawiązującym do Fallouta i Stalkera. Co ciekawe, wśród dekoracji znalazły się obrazki z motywami z Fallout: Equestria. Dodatkową zaletą tego miejsca jest to, że oprócz napojów alkoholowych serwują też smaczne tosty. </text:p>
      <text:p text:style-name="P3">Nocleg mieliśmy zagwarantowany dzięki uprzejmości organizatorów meeta, ale miejsce, w którym spaliśmy było, delikatnie mówiąc, nietypowe. Otóż było to kasyno, a raczej tzw. hot spot, czyli lokal z automatami. do gier hazardowych. Na szczęście, kiedy się tam zjawiliśmy, lokal zamknięto. Cóż, było tam ciepło i cicho, a po szybkiej rundzie odkurzaczem stało się w miarę czysto, więc nie narzekam. No i w końcu ilu ludzi na świecie może powiedzieć, że spędzili noc w hot spocie. </text:p>
      <text:p text:style-name="P3"><text:soft-page-break/>Podsumowując, organizatorom, czyli Fundacji Canterlot, CMC i D’n’A należą się gratulacje za zorganizowanie bardzo udanego meeta. W organizacji nic nie zgrzytało, począwszy od lokalizacji, przez akredytację (brawo, że nie trzymaliście tych, co zjawili się wcześniej, na szkolnym podwórku), prelekcje (punktualnie i bez zmian w programie) a skończywszy na przyjemnym afterze i noclegu dla przybywających z daleka. <text:s/></text:p>
      <text:p text:style-name="P1"/>
      <text:p text:style-name="P1"/>
      <text:p text:style-name="P3">okładka:</text:p>
      <text:p text:style-name="P1"><text:a xlink:type="simple" xlink:href="http://i.imgur.com/DBR0qB4.png" text:style-name="Internet_20_link" text:visited-style-name="Visited_20_Internet_20_Link"><text:span text:style-name="T1">http://i.imgur.com/DBR0qB4.png</text:span></text:a></text:p>
      <text:p text:style-name="P1"><text:a xlink:type="simple" xlink:href="http://zig-word.deviantart.com/art/Luna-501356406" text:style-name="Internet_20_link" text:visited-style-name="Visited_20_Internet_20_Link"><text:span text:style-name="T1">http://zig-word.deviantart.com/art/Luna-501356406</text:span></text:a></text:p>
      <text:p text:style-name="P3">strona 2</text:p>
      <text:p text:style-name="P1"><text:a xlink:type="simple" xlink:href="http://orig02.deviantart.net/6fdd/f/2012/010/a/f/lyra__s_lament_by_metadragonart-d4ikeiz.jpg" text:style-name="Internet_20_link" text:visited-style-name="Visited_20_Internet_20_Link"><text:span text:style-name="T1">http://orig02.deviantart.net/6fdd/f/2012/010/a/f/lyra__s_lament_by_metadragonart-d4ikeiz.jpg</text:span></text:a></text:p>
      <text:p text:style-name="P1"><text:a xlink:type="simple" xlink:href="http://metadragonart.deviantart.com/art/lyra-s-lament-273049739" text:style-name="Internet_20_link" text:visited-style-name="Visited_20_Internet_20_Link"><text:span text:style-name="T1">http://metadragonart.deviantart.com/art/lyra-s-lament-273049739</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6T13:42:52.257000000</dc:date>
    <meta:editing-duration>PT15H51M42S</meta:editing-duration>
    <meta:editing-cycles>1</meta:editing-cycles>
    <meta:document-statistic meta:table-count="0" meta:image-count="0" meta:object-count="0" meta:page-count="3" meta:paragraph-count="24" meta:word-count="1008" meta:character-count="7023" meta:non-whitespace-character-count="6026"/>
  </office:meta>
</office:document-meta>
</file>